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0b0" officeooo:paragraph-rsid="000ee0b0"/>
    </style:style>
    <style:style style:name="P2" style:family="paragraph" style:parent-style-name="Standard">
      <style:text-properties officeooo:rsid="000ef5cb" officeooo:paragraph-rsid="000ef5cb"/>
    </style:style>
    <style:style style:name="P3" style:family="paragraph" style:parent-style-name="Standard">
      <style:text-properties officeooo:rsid="000f711f" officeooo:paragraph-rsid="000f711f"/>
    </style:style>
    <style:style style:name="P4" style:family="paragraph" style:parent-style-name="Standard">
      <style:text-properties officeooo:rsid="00130fc1" officeooo:paragraph-rsid="00130fc1"/>
    </style:style>
    <style:style style:name="P5" style:family="paragraph" style:parent-style-name="Standard">
      <style:text-properties officeooo:rsid="00130fc1" officeooo:paragraph-rsid="0017673a"/>
    </style:style>
    <style:style style:name="P6" style:family="paragraph" style:parent-style-name="Standard">
      <style:text-properties officeooo:rsid="0014e4bf" officeooo:paragraph-rsid="0014e4bf"/>
    </style:style>
    <style:style style:name="P7" style:family="paragraph" style:parent-style-name="Standard">
      <style:text-properties officeooo:rsid="0017673a" officeooo:paragraph-rsid="0017673a"/>
    </style:style>
    <style:style style:name="P8" style:family="paragraph" style:parent-style-name="Standard">
      <style:text-properties officeooo:rsid="00180eed" officeooo:paragraph-rsid="00180eed"/>
    </style:style>
    <style:style style:name="P9" style:family="paragraph" style:parent-style-name="Standard">
      <style:text-properties officeooo:rsid="0010cc6a" officeooo:paragraph-rsid="000f711f"/>
    </style:style>
    <style:style style:name="P10" style:family="paragraph" style:parent-style-name="Standard">
      <style:text-properties officeooo:rsid="001ed05f" officeooo:paragraph-rsid="001ed05f"/>
    </style:style>
    <style:style style:name="P11" style:family="paragraph" style:parent-style-name="Standard">
      <style:text-properties officeooo:rsid="001ff89d" officeooo:paragraph-rsid="001ff89d"/>
    </style:style>
    <style:style style:name="P12" style:family="paragraph" style:parent-style-name="Standard">
      <style:text-properties officeooo:rsid="0021af12" officeooo:paragraph-rsid="0021af12"/>
    </style:style>
    <style:style style:name="P13" style:family="paragraph" style:parent-style-name="Standard">
      <style:text-properties officeooo:rsid="0021dd82" officeooo:paragraph-rsid="0021dd82"/>
    </style:style>
    <style:style style:name="P14" style:family="paragraph" style:parent-style-name="Standard">
      <style:text-properties officeooo:rsid="002307ac" officeooo:paragraph-rsid="002307ac"/>
    </style:style>
    <style:style style:name="P15" style:family="paragraph" style:parent-style-name="Standard">
      <style:text-properties officeooo:rsid="0023308d" officeooo:paragraph-rsid="0023308d"/>
    </style:style>
    <style:style style:name="P16" style:family="paragraph" style:parent-style-name="Standard">
      <style:text-properties officeooo:rsid="0023afe2" officeooo:paragraph-rsid="0023afe2"/>
    </style:style>
    <style:style style:name="P17" style:family="paragraph" style:parent-style-name="Standard">
      <style:text-properties officeooo:rsid="0024e37d" officeooo:paragraph-rsid="0024e37d"/>
    </style:style>
    <style:style style:name="P18" style:family="paragraph" style:parent-style-name="Standard">
      <style:text-properties officeooo:rsid="002741c1" officeooo:paragraph-rsid="002741c1"/>
    </style:style>
    <style:style style:name="P19" style:family="paragraph" style:parent-style-name="Standard">
      <style:text-properties officeooo:rsid="00284728" officeooo:paragraph-rsid="00284728"/>
    </style:style>
    <style:style style:name="P20" style:family="paragraph" style:parent-style-name="Standard">
      <style:text-properties officeooo:rsid="00374224" officeooo:paragraph-rsid="00374224"/>
    </style:style>
    <style:style style:name="P21" style:family="paragraph" style:parent-style-name="Standard">
      <style:text-properties officeooo:rsid="002741c1" officeooo:paragraph-rsid="002741c1"/>
    </style:style>
    <style:style style:name="P22" style:family="paragraph" style:parent-style-name="Standard">
      <style:text-properties officeooo:rsid="00377566" officeooo:paragraph-rsid="00377566"/>
    </style:style>
    <style:style style:name="P23" style:family="paragraph" style:parent-style-name="Standard">
      <style:text-properties officeooo:rsid="0024e37d" officeooo:paragraph-rsid="0024e37d"/>
    </style:style>
    <style:style style:name="P24" style:family="paragraph" style:parent-style-name="Standard">
      <style:text-properties officeooo:rsid="0024e37d" officeooo:paragraph-rsid="00377566"/>
    </style:style>
    <style:style style:name="T1" style:family="text">
      <style:text-properties officeooo:rsid="000ef5cb"/>
    </style:style>
    <style:style style:name="T2" style:family="text">
      <style:text-properties officeooo:rsid="0017673a"/>
    </style:style>
    <style:style style:name="T3" style:family="text">
      <style:text-properties officeooo:rsid="0021af12"/>
    </style:style>
    <style:style style:name="T4" style:family="text">
      <style:text-properties officeooo:rsid="0021dd82"/>
    </style:style>
    <style:style style:name="T5" style:family="text">
      <style:text-properties officeooo:rsid="002ce9ae"/>
    </style:style>
    <style:style style:name="T6" style:family="text">
      <style:text-properties officeooo:rsid="002e8bcb"/>
    </style:style>
    <style:style style:name="T7" style:family="text">
      <style:text-properties officeooo:rsid="003775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H1</text:p>
      <text:p text:style-name="P1"/>
      <text:p text:style-name="P1">Image</text:p>
      <text:p text:style-name="P1">intensity</text:p>
      <text:p text:style-name="P1">gray level</text:p>
      <text:p text:style-name="P1"/>
      <text:p text:style-name="P1">digital image</text:p>
      <text:p text:style-name="P1">pixel,pel<text:tab/><text:tab/><text:tab/>//Analog 與digital 差別在於 XY軸要離散 <text:s text:c="2"/><text:span text:style-name="T1">X取樣 Y量化</text:span></text:p>
      <text:p text:style-name="P1"/>
      <text:p text:style-name="P1">Digital Image Processing</text:p>
      <text:p text:style-name="P1"/>
      <text:p text:style-name="P1">low-level processing</text:p>
      <text:p text:style-name="P1">Mid-level processing</text:p>
      <text:p text:style-name="P1">High-level processing</text:p>
      <text:p text:style-name="P1"/>
      <text:p text:style-name="P1"/>
      <text:p text:style-name="P2">CH2</text:p>
      <text:p text:style-name="P2"/>
      <text:p text:style-name="P2">Radiance 輻射</text:p>
      <text:p text:style-name="P2">Luminance 受到多少能量 流明</text:p>
      <text:p text:style-name="P2">Brightness 大腦感覺到的主觀亮度</text:p>
      <text:p text:style-name="P2"/>
      <text:p text:style-name="P3">//retina 底片 </text:p>
      <text:p text:style-name="P3"/>
      <text:p text:style-name="P9">cone 看細節 看顏色 光源很重要 暗處沒用</text:p>
      <text:p text:style-name="P9">rods <text:s/>餘光 <text:s/></text:p>
      <text:p text:style-name="P2"/>
      <text:p text:style-name="P4">focal length</text:p>
      <text:p text:style-name="P2"/>
      <text:p text:style-name="P4">Bright Adapation</text:p>
      <text:p text:style-name="P4"/>
      <text:p text:style-name="P5">Bright Adapation <text:span text:style-name="T2">level</text:span></text:p>
      <text:p text:style-name="P5"/>
      <text:p text:style-name="P7">weber ratio</text:p>
      <text:p text:style-name="P4"/>
      <text:p text:style-name="P4">bright dicrimination</text:p>
      <text:p text:style-name="P4"/>
      <text:p text:style-name="P4">Match bands</text:p>
      <text:p text:style-name="P4"/>
      <text:p text:style-name="P4">Simultaneous contrast</text:p>
      <text:p text:style-name="P4"/>
      <text:p text:style-name="P6">//ccd is better than cmos but more expansive</text:p>
      <text:p text:style-name="P6"/>
      <text:p text:style-name="P7">illumination</text:p>
      <text:p text:style-name="P7"/>
      <text:p text:style-name="P7">reflectance(transmissivity in X-ray)</text:p>
      <text:p text:style-name="P7"/>
      <text:p text:style-name="P7">gray scale</text:p>
      <text:p text:style-name="P7"/>
      <text:p text:style-name="P7">sampling</text:p>
      <text:p text:style-name="P7">quantization</text:p>
      <text:p text:style-name="P8"><text:soft-page-break/>k-bit image</text:p>
      <text:p text:style-name="P8"/>
      <text:p text:style-name="P8">8bit image</text:p>
      <text:p text:style-name="P8">1 bit (binary) image</text:p>
      <text:p text:style-name="P8"/>
      <text:p text:style-name="P10">line pair</text:p>
      <text:p text:style-name="P10"/>
      <text:p text:style-name="P10">spatial resolution</text:p>
      <text:p text:style-name="P10"/>
      <text:p text:style-name="P11">Gray-level Res<text:span text:style-name="T3">o</text:span>lution</text:p>
      <text:p text:style-name="P11"/>
      <text:p text:style-name="P12">Sampling Rate</text:p>
      <text:p text:style-name="P12"/>
      <text:p text:style-name="P12">Shannon Sampling theorem</text:p>
      <text:p text:style-name="P12"/>
      <text:p text:style-name="P12">reducing the aliasing effect <text:span text:style-name="T4">(假頻)</text:span></text:p>
      <text:p text:style-name="P12"/>
      <text:p text:style-name="P13">moire pattern</text:p>
      <text:p text:style-name="P13"/>
      <text:p text:style-name="P14">nearest neighbor interpolation</text:p>
      <text:p text:style-name="P14">bilinear interpolation</text:p>
      <text:p text:style-name="P14"/>
      <text:p text:style-name="P14">pixel replication</text:p>
      <text:p text:style-name="P15"/>
      <text:p text:style-name="P15">Row Col deletion</text:p>
      <text:p text:style-name="P15"/>
      <text:p text:style-name="P16">4-neighbors of p</text:p>
      <text:p text:style-name="P16">diagonal neighbors of p</text:p>
      <text:p text:style-name="P16">8-neighbors of p</text:p>
      <text:p text:style-name="P12"/>
      <text:p text:style-name="P16">Adjacency</text:p>
      <text:p text:style-name="P16"/>
      <text:p text:style-name="P16">4-Adjacency</text:p>
      <text:p text:style-name="P16">8-Adjacency</text:p>
      <text:p text:style-name="P16">m-Adjacency</text:p>
      <text:p text:style-name="P16"/>
      <text:p text:style-name="P17">Two image subsets S1 and S2 are adjecency</text:p>
      <text:p text:style-name="P16"/>
      <text:p text:style-name="P17">(Digital) path </text:p>
      <text:p text:style-name="P17">length of path </text:p>
      <text:p text:style-name="P17">Closed path</text:p>
      <text:p text:style-name="P17">4-,8- or m-path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loud point compression</text:p>
      <text:p text:style-name="P17"><text:s text:c="4"/>等角投影 Isometric projection</text:p>
      <text:p text:style-name="P17"><text:s text:c="8"/>分層</text:p>
      <text:p text:style-name="P24"><text:s text:c="4"/><text:span text:style-name="T7">找目前有的方法 比較優缺點</text:span></text:p>
      <text:p text:style-name="P17"/>
      <text:p text:style-name="P17">real<text:span text:style-name="T6">l</text:span>ens lidar camera </text:p>
      <text:p text:style-name="P17"><text:s text:c="4"/>影像縫合+深度資訊</text:p>
      <text:p text:style-name="P17"><text:tab/>應用</text:p>
      <text:p text:style-name="P19"><text:tab/>3D點雲圖2D平面影像拼接</text:p>
      <text:p text:style-name="P20"/>
      <text:p text:style-name="P17">teeth module</text:p>
      <text:p text:style-name="P17"><text:s text:c="4"/>3D建模+咬合力道分佈</text:p>
      <text:p text:style-name="P17"><text:tab/>建模、渲染上色</text:p>
      <text:p text:style-name="P17"/>
      <text:p text:style-name="P17"><text:span text:style-name="T5">#</text:span>單鏡頭環景相機</text:p>
      <text:p text:style-name="P8"/>
      <text:p text:style-name="P18">影像編碼</text:p>
      <text:p text:style-name="P18"><text:tab/>快速決策編碼</text:p>
      <text:p text:style-name="P18"/>
      <text:p text:style-name="P22"/>
      <text:p text:style-name="P22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09:22:04.635212706</meta:creation-date>
    <dc:date>2020-11-03T21:32:42.315689179</dc:date>
    <meta:editing-duration>P6DT8H37M4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268" meta:character-count="1149" meta:non-whitespace-character-count="1017"/>
  </office:meta>
</office:document-meta>
</file>